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officeooo:rsid="0002b636" officeooo:paragraph-rsid="0002b636"/>
    </style:style>
    <style:style style:name="P2" style:family="paragraph" style:parent-style-name="Standard">
      <style:paragraph-properties fo:margin-left="0cm" fo:margin-right="0cm" fo:text-indent="0cm" style:auto-text-indent="false"/>
    </style:style>
    <style:style style:name="P3" style:family="paragraph" style:parent-style-name="Text_20_body" style:list-style-name="L1">
      <style:paragraph-properties fo:margin-left="0cm" fo:margin-right="0cm" fo:text-indent="0cm" style:auto-text-indent="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diesem fiktiven Dialog, in dem ich die Rolle von Albert Einstein einnehme, haben wir tiefere Einblicke in verschiedene Facetten meines Lebens und Denkens gewonnen. Die Diskussion begann mit der Entstehung der Relativitätstheorie, wo ich die Grenzen von Newtons Mechanik bei extremen Bedingungen erklärte. Die hypothetische Frage bezüglich der Konservierung meines Gehirns führte zu Überlegungen über die Wissenschaft und Ethik hinter solchen Vorstellungen. In Bezug auf die hypothetische Frage zur Konservierung meines Gehirns nach meinem Tod habe ich, in der Rolle von Albert Einstein, darauf hingewiesen, dass dies eine faszinierende Vorstellung ist. Wissenschaftlich betrachtet könnte es eine Gelegenheit bieten, mehr über die Funktionsweise des Gehirns zu erfahren. Gleichzeitig betonte ich jedoch, dass ethische Überlegungen und Respekt vor dem Tod stets berücksichtigt werden sollten. Die Wissenschaft sollte im Einklang mit den Grundprinzipien der Menschlichkeit stehen, und solche Entscheidungen müssten mit größter Sorgfalt und Achtung getroffen werden. Die Diskussion über das Manhattan-Projekt betonte meine indirekte Beteiligung und die primär wissenschaftliche Beziehung zu Robert Oppenheimer. Meine Ambivalenz gegenüber der Atombombe wurde beleuchtet, wobei ich betonte, dass mein ursprünglicher Brief an Präsident Roosevelt mehr aus Sorge über eine potenzielle Nazi-Entwicklung stammte. Ethische Bedenken und die Notwendigkeit internationaler Zusammenarbeit, um das nukleare Wettrüsten zu kontrollieren, wurden ebenfalls erörtert. Die Erwähnung von Kollegen wie Max Planck, Niels Bohr und Erwin Schrödinger unterstreicht die kollektive Natur der Wissenschaft und die Bedeutung von Zusammenarbeit. Insgesamt bot die Unterhaltung eine breite Perspektive auf Einsteins wissenschaftliche Überlegungen, persönliche Beziehungen und seine Auseinandersetzung mit ethischen Fragestellungen.</text:p>
      <text:p text:style-name="P2"/>
      <text:p text:style-name="P2"/>
      <text:list text:style-name="L1">
        <text:list-item>
          <text:p text:style-name="P3"><text:span text:style-name="Strong_20_Emphasis"><text:span text:style-name="T1">Die Relativitätstheorie und Newtons Grenzen:</text:span></text:span> In diesem Abschnitt erklärte ich, als Albert Einstein, die Entstehung der Relativitätstheorie und warum Newtons Mechanik bei extremen Bedingungen an ihre Grenzen stößt.</text:p>
        </text:list-item>
        <text:list-item>
          <text:p text:style-name="P3"><text:span text:style-name="Strong_20_Emphasis"><text:span text:style-name="T1">Hypothetische Frage zur Gehirnkonservierung:</text:span></text:span> Hier nahm ich Stellung zu der hypothetischen Frage bezüglich der Konservierung meines Gehirns nach dem Tod. Ich betonte die faszinierenden wissenschaftlichen Aspekte, hob jedoch auch ethische Überlegungen und den Respekt vor dem Tod hervor.</text:p>
        </text:list-item>
        <text:list-item>
          <text:p text:style-name="P3"><text:span text:style-name="Strong_20_Emphasis"><text:span text:style-name="T1">Das Manhattan-Projekt und die Beziehung zu Oppenheimer:</text:span></text:span> In diesem Abschnitt betonte ich meine indirekte Beteiligung am Manhattan-Projekt und die primär wissenschaftliche Beziehung zu Robert Oppenheimer. Meine Ambivalenz gegenüber der Atombombe und die Hintergründe meines Briefs an Präsident Roosevelt wurden erläutert.</text:p>
        </text:list-item>
        <text:list-item>
          <text:p text:style-name="P3"><text:span text:style-name="Strong_20_Emphasis"><text:span text:style-name="T1">Ethische Bedenken und Internationale Zusammenarbeit:</text:span></text:span> Hier diskutierte ich meine Ambivalenz gegenüber der Atombombe weiter und betonte die Notwendigkeit ethischer Überlegungen. Ethische Bedenken und die Wichtigkeit internationaler Zusammenarbeit zur Kontrolle des nuklearen Wettrüstens wurden ebenfalls behandelt.</text:p>
        </text:list-item>
        <text:list-item>
          <text:p text:style-name="P3"><text:span text:style-name="Strong_20_Emphasis"><text:span text:style-name="T1">Die Kollektive Natur der Wissenschaft:</text:span></text:span> Dieser Abschnitt beinhaltete die Erwähnung von Kollegen wie Max Planck, Niels Bohr und Erwin Schrödinger, um die kollektive Natur der Wissenschaft und die Bedeutung von Zusammenarbeit zu unterstreichen.</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b636" officeooo:paragraph-rsid="0002b63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tevan Vlajic<text:tab/>4ahitm<text:tab/>18.01.2024</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8:26:50.717721919</meta:creation-date>
    <dc:date>2024-01-18T18:28:55.488390722</dc:date>
    <meta:editing-duration>PT2M5S</meta:editing-duration>
    <meta:editing-cycles>1</meta:editing-cycles>
    <meta:document-statistic meta:table-count="0" meta:image-count="0" meta:object-count="0" meta:page-count="1" meta:paragraph-count="7" meta:word-count="428" meta:character-count="3310" meta:non-whitespace-character-count="2894"/>
    <meta:generator>LibreOffice/7.6.2.1$MacOSX_AARCH64 LibreOffice_project/56f7684011345957bbf33a7ee678afaf4d2ba333</meta:generator>
  </office:meta>
</office:document-meta>
</file>